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74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Inheritance Book 4</text:p>
          </table:table-cell>
          <table:table-cell office:value-type="string">
            <text:p>Christopher Paolini</text:p>
          </table:table-cell>
        </table:table-row>
        <table:table-row table:style-name="ro2">
          <table:table-cell office:value-type="string">
            <text:p>The Dark Tower 2: The Drawing of the Three</text:p>
          </table:table-cell>
          <table:table-cell office:value-type="string">
            <text:p>Stephen King</text:p>
          </table:table-cell>
        </table:table-row>
        <table:table-row table:style-name="ro2">
          <table:table-cell office:value-type="string">
            <text:p>The Dark Tower 3: The Waste Lands</text:p>
          </table:table-cell>
          <table:table-cell office:value-type="string">
            <text:p>Stephen King</text:p>
          </table:table-cell>
        </table:table-row>
        <table:table-row table:style-name="ro2">
          <table:table-cell office:value-type="string">
            <text:p>The Dark Tower 4: Wizard and Glass</text:p>
          </table:table-cell>
          <table:table-cell office:value-type="string">
            <text:p>Stephen King</text:p>
          </table:table-cell>
        </table:table-row>
        <table:table-row table:style-name="ro2">
          <table:table-cell office:value-type="string">
            <text:p>The Dark Tower 5: Wolves of the Calla</text:p>
          </table:table-cell>
          <table:table-cell office:value-type="string">
            <text:p>Stephen King</text:p>
          </table:table-cell>
        </table:table-row>
        <table:table-row table:style-name="ro1">
          <table:table-cell office:value-type="string">
            <text:p>The Dark Tower 6: Song of Susannah</text:p>
          </table:table-cell>
          <table:table-cell office:value-type="string">
            <text:p>Stephen King</text:p>
          </table:table-cell>
        </table:table-row>
        <table:table-row table:style-name="ro2">
          <table:table-cell office:value-type="string">
            <text:p>The Dark Tower 7: The Dark Tower</text:p>
          </table:table-cell>
          <table:table-cell office:value-type="string">
            <text:p>Stephen King</text:p>
          </table:table-cell>
        </table:table-row>
        <table:table-row table:style-name="ro2">
          <table:table-cell office:value-type="string">
            <text:p>The Dark Tower: The Wind Through the Keyhole</text:p>
          </table:table-cell>
          <table:table-cell office:value-type="string">
            <text:p>Stephen King</text:p>
          </table:table-cell>
        </table:table-row>
        <table:table-row table:style-name="ro1">
          <table:table-cell office:value-type="string">
            <text:p>Artemis Fowl: The Opal Deception </text:p>
          </table:table-cell>
          <table:table-cell office:value-type="string">
            <text:p>Eoin Colfer</text:p>
          </table:table-cell>
        </table:table-row>
        <table:table-row table:style-name="ro1">
          <table:table-cell office:value-type="string">
            <text:p>Artemis Fowl: The Lost Colony</text:p>
          </table:table-cell>
          <table:table-cell office:value-type="string">
            <text:p>Eoin Colfer</text:p>
          </table:table-cell>
        </table:table-row>
        <table:table-row table:style-name="ro1">
          <table:table-cell office:value-type="string">
            <text:p>Artemis Fowl: The Time Paradox</text:p>
          </table:table-cell>
          <table:table-cell office:value-type="string">
            <text:p>Eoin Colfer</text:p>
          </table:table-cell>
        </table:table-row>
        <table:table-row table:style-name="ro1">
          <table:table-cell office:value-type="string">
            <text:p>Artemis Fowl: The Atlantis Complex</text:p>
          </table:table-cell>
          <table:table-cell office:value-type="string">
            <text:p>Eoin Colfer</text:p>
          </table:table-cell>
        </table:table-row>
        <table:table-row table:style-name="ro1">
          <table:table-cell office:value-type="string">
            <text:p>Artemis Fowl: The Last Guardian</text:p>
          </table:table-cell>
          <table:table-cell office:value-type="string">
            <text:p>Eoin Colfer</text:p>
          </table:table-cell>
        </table:table-row>
        <table:table-row table:style-name="ro1">
          <table:table-cell office:value-type="string">
            <text:p>The Scorch Trials</text:p>
          </table:table-cell>
          <table:table-cell office:value-type="string">
            <text:p>James Dashner</text:p>
          </table:table-cell>
        </table:table-row>
        <table:table-row table:style-name="ro1">
          <table:table-cell office:value-type="string">
            <text:p>The Death Cure</text:p>
          </table:table-cell>
          <table:table-cell office:value-type="string">
            <text:p>James Dashner</text:p>
          </table:table-cell>
        </table:table-row>
        <table:table-row table:style-name="ro1">
          <table:table-cell office:value-type="string">
            <text:p>The Kill Order</text:p>
          </table:table-cell>
          <table:table-cell office:value-type="string">
            <text:p>James Dashner</text:p>
          </table:table-cell>
        </table:table-row>
        <table:table-row table:style-name="ro1">
          <table:table-cell office:value-type="string">
            <text:p>The Fever Code</text:p>
          </table:table-cell>
          <table:table-cell office:value-type="string">
            <text:p>James Dashner</text:p>
          </table:table-cell>
        </table:table-row>
        <table:table-row table:style-name="ro2">
          <table:table-cell office:value-type="string">
            <text:p>Harry Potter Goblet of Fire Hardcover</text:p>
          </table:table-cell>
          <table:table-cell office:value-type="string">
            <text:p>J.K. Rowling</text:p>
          </table:table-cell>
        </table:table-row>
        <table:table-row table:style-name="ro2">
          <table:table-cell office:value-type="string">
            <text:p>Harry Potter Half Blood Prince Hardcover</text:p>
          </table:table-cell>
          <table:table-cell office:value-type="string">
            <text:p>J.K. Rowling</text:p>
          </table:table-cell>
        </table:table-row>
        <table:table-row table:style-name="ro1">
          <table:table-cell office:value-type="string">
            <text:p>Fire</text:p>
          </table:table-cell>
          <table:table-cell office:value-type="string">
            <text:p>Kristin Cashore</text:p>
          </table:table-cell>
        </table:table-row>
        <table:table-row table:style-name="ro1">
          <table:table-cell office:value-type="string">
            <text:p>Bitterblue</text:p>
          </table:table-cell>
          <table:table-cell office:value-type="string">
            <text:p>Kristin Cashore</text:p>
          </table:table-cell>
        </table:table-row>
        <table:table-row table:style-name="ro1">
          <table:table-cell office:value-type="string">
            <text:p>Wedge's Gamble</text:p>
          </table:table-cell>
          <table:table-cell office:value-type="string">
            <text:p>Michael A. Stackpole</text:p>
          </table:table-cell>
        </table:table-row>
        <table:table-row table:style-name="ro1">
          <table:table-cell office:value-type="string">
            <text:p>The Krytos Trap</text:p>
          </table:table-cell>
          <table:table-cell office:value-type="string">
            <text:p>Michael A. Stackpole</text:p>
          </table:table-cell>
        </table:table-row>
        <table:table-row table:style-name="ro1">
          <table:table-cell office:value-type="string">
            <text:p>The Bacta War</text:p>
          </table:table-cell>
          <table:table-cell office:value-type="string">
            <text:p>Michael A. Stackpole</text:p>
          </table:table-cell>
        </table:table-row>
        <table:table-row table:style-name="ro1">
          <table:table-cell office:value-type="string">
            <text:p>Wraith Squadron</text:p>
          </table:table-cell>
          <table:table-cell office:value-type="string">
            <text:p>Aaron Allston</text:p>
          </table:table-cell>
        </table:table-row>
        <table:table-row table:style-name="ro1">
          <table:table-cell office:value-type="string">
            <text:p>Iron Fist</text:p>
          </table:table-cell>
          <table:table-cell office:value-type="string">
            <text:p>Aaron Allston</text:p>
          </table:table-cell>
        </table:table-row>
        <table:table-row table:style-name="ro1">
          <table:table-cell office:value-type="string">
            <text:p>Solo Comand</text:p>
          </table:table-cell>
          <table:table-cell office:value-type="string">
            <text:p>Aaron Allston</text:p>
          </table:table-cell>
        </table:table-row>
        <table:table-row table:style-name="ro1">
          <table:table-cell office:value-type="string">
            <text:p>Isard's Revenge</text:p>
          </table:table-cell>
          <table:table-cell office:value-type="string">
            <text:p>Michael A. Stackpole</text:p>
          </table:table-cell>
        </table:table-row>
        <table:table-row table:style-name="ro1">
          <table:table-cell office:value-type="string">
            <text:p>Starfighters of Adumar</text:p>
          </table:table-cell>
          <table:table-cell office:value-type="string">
            <text:p>Aaron Allston</text:p>
          </table:table-cell>
        </table:table-row>
        <table:table-row table:style-name="ro1">
          <table:table-cell office:value-type="string">
            <text:p>Mercy Kill</text:p>
          </table:table-cell>
          <table:table-cell office:value-type="string">
            <text:p>Aaron Allsto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9/04/2017</text:date>, <text:time>19:1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9-04T18:54:47.50</meta:creation-date>
    <dc:date>2017-09-04T19:10:01.22</dc:date>
    <dc:creator>Jeremy Castillo</dc:creator>
    <meta:editing-duration>PT15M11S</meta:editing-duration>
    <meta:editing-cycles>4</meta:editing-cycles>
    <meta:generator>OpenOffice/4.1.3$Win32 OpenOffice.org_project/413m1$Build-9783</meta:generator>
    <meta:document-statistic meta:table-count="3" meta:cell-count="60" meta:object-count="0"/>
  </office:meta>
</office:document-meta>
</file>